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7b25" officeooo:paragraph-rsid="00117b25"/>
    </style:style>
    <style:style style:name="P2" style:family="paragraph" style:parent-style-name="Standard">
      <style:paragraph-properties fo:text-align="center" style:justify-single-word="false"/>
      <style:text-properties officeooo:rsid="00117b25" officeooo:paragraph-rsid="00117b25"/>
    </style:style>
    <style:style style:name="P3" style:family="paragraph" style:parent-style-name="Standard">
      <style:text-properties officeooo:rsid="00117b25" officeooo:paragraph-rsid="001222a4"/>
    </style:style>
    <style:style style:name="P4" style:family="paragraph" style:parent-style-name="Standard">
      <style:text-properties fo:font-style="italic" officeooo:rsid="00117b25" officeooo:paragraph-rsid="00117b25" style:font-style-asian="italic" style:font-style-complex="italic"/>
    </style:style>
    <style:style style:name="P5" style:family="paragraph">
      <style:paragraph-properties fo:text-align="center"/>
    </style:style>
    <style:style style:name="T1" style:family="text">
      <style:text-properties officeooo:rsid="001222a4"/>
    </style:style>
    <style:style style:name="T2" style:family="text">
      <style:text-properties officeooo:rsid="001450ef"/>
    </style:style>
    <style:style style:name="gr1" style:family="graphic">
      <style:graphic-properties svg:stroke-width="0.0402in" svg:stroke-color="#ffcc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6666ff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33ff99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Fine_20_Dashed" svg:stroke-width="0.0402in" svg:stroke-color="#ffcc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Fine_20_Dashed" svg:stroke-width="0.0402in" svg:stroke-color="#6666ff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Fine_20_Dashed" svg:stroke-width="0.0402in" svg:stroke-color="#6666ff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cyclic Cubes</text:p>
      <text:p text:style-name="P2">by Sven Nilsen, 2020</text:p>
      <text:p text:style-name="P1"/>
      <text:p text:style-name="P4">In this paper I represent cocyclic cubes using the theory of cocyclic graphs.</text:p>
      <text:p text:style-name="P1"/>
      <text:p text:style-name="P1"><draw:line text:anchor-type="paragraph" draw:z-index="11" draw:name="Shape1" draw:style-name="gr2" draw:text-style-name="P5" svg:x1="2.8339in" svg:y1="2.3827in" svg:x2="3.9677in" svg:y2="2.3827in"><text:p/></draw:line><draw:line text:anchor-type="paragraph" draw:z-index="10" draw:name="Shape1" draw:style-name="gr2" draw:text-style-name="P5" svg:x1="2.8102in" svg:y1="1.1626in" svg:x2="3.9441in" svg:y2="1.1626in"><text:p/></draw:line><draw:line text:anchor-type="paragraph" draw:z-index="1" draw:name="Shape1" draw:style-name="gr2" draw:text-style-name="P5" svg:x1="3.6453in" svg:y1="0.7453in" svg:x2="4.7791in" svg:y2="0.7453in"><text:p/></draw:line><draw:line text:anchor-type="paragraph" draw:z-index="2" draw:name="Shape1" draw:style-name="gr2" draw:text-style-name="P5" svg:x1="3.6453in" svg:y1="1.9654in" svg:x2="4.7791in" svg:y2="1.9654in"><text:p/></draw:line><draw:line text:anchor-type="paragraph" draw:z-index="3" draw:name="Shape1" draw:style-name="gr3" draw:text-style-name="P5" svg:x1="2.8339in" svg:y1="2.3827in" svg:x2="3.6449in" svg:y2="1.9654in"><text:p/></draw:line><draw:line text:anchor-type="paragraph" draw:z-index="4" draw:name="Shape1" draw:style-name="gr3" draw:text-style-name="P5" svg:x1="3.9681in" svg:y1="2.3827in" svg:x2="4.7791in" svg:y2="1.9654in"><text:p/></draw:line><draw:line text:anchor-type="paragraph" draw:z-index="5" draw:name="Shape1" draw:style-name="gr3" draw:text-style-name="P5" svg:x1="3.9445in" svg:y1="1.1626in" svg:x2="4.7555in" svg:y2="0.7453in"><text:p/></draw:line><draw:line text:anchor-type="paragraph" draw:z-index="6" draw:name="Shape1" draw:style-name="gr3" draw:text-style-name="P5" svg:x1="2.8339in" svg:y1="1.1626in" svg:x2="3.6449in" svg:y2="0.7453in"><text:p/></draw:line><draw:line text:anchor-type="paragraph" draw:z-index="7" draw:name="Shape1" draw:style-name="gr1" draw:text-style-name="P5" svg:x1="2.8339in" svg:y1="2.3827in" svg:x2="2.8102in" svg:y2="1.1626in"><text:p/></draw:line><draw:line text:anchor-type="paragraph" draw:z-index="0" draw:name="Shape1" draw:style-name="gr1" draw:text-style-name="P5" svg:x1="3.6453in" svg:y1="1.9654in" svg:x2="3.6453in" svg:y2="0.7453in"><text:p/></draw:line><draw:line text:anchor-type="paragraph" draw:z-index="8" draw:name="Shape1" draw:style-name="gr1" draw:text-style-name="P5" svg:x1="4.7791in" svg:y1="1.9654in" svg:x2="4.7555in" svg:y2="0.7453in"><text:p/></draw:line><draw:line text:anchor-type="paragraph" draw:z-index="9" draw:name="Shape1" draw:style-name="gr1" draw:text-style-name="P5" svg:x1="3.9681in" svg:y1="2.3827in" svg:x2="3.9445in" svg:y2="1.1626in"><text:p/></draw:line>A cocyclic cube is a cube where all surfaces are covered by cocyclic square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>All cocyclic cubes are isomorphic.</text:p>
      <text:p text:style-name="P1"/>
      <text:p text:style-name="P1"><draw:line text:anchor-type="paragraph" draw:z-index="12" draw:name="Shape1" draw:style-name="gr1" draw:text-style-name="P5" svg:x1="5.2264in" svg:y1="3.7539in" svg:x2="5.2264in" svg:y2="2.5339in"><text:p/></draw:line><draw:line text:anchor-type="paragraph" draw:z-index="13" draw:name="Shape1" draw:style-name="gr2" draw:text-style-name="P5" svg:x1="5.2264in" svg:y1="2.5339in" svg:x2="6.3602in" svg:y2="2.5339in"><text:p/></draw:line><draw:line text:anchor-type="paragraph" draw:z-index="14" draw:name="Shape1" draw:style-name="gr2" draw:text-style-name="P5" svg:x1="5.2264in" svg:y1="3.7543in" svg:x2="6.3602in" svg:y2="3.7543in"><text:p/></draw:line><draw:line text:anchor-type="paragraph" draw:z-index="15" draw:name="Shape1" draw:style-name="gr3" draw:text-style-name="P5" svg:x1="4.4154in" svg:y1="4.1717in" svg:x2="5.2264in" svg:y2="3.7543in"><text:p/></draw:line><draw:line text:anchor-type="paragraph" draw:z-index="16" draw:name="Shape1" draw:style-name="gr3" draw:text-style-name="P5" svg:x1="5.5492in" svg:y1="4.1717in" svg:x2="6.3602in" svg:y2="3.7543in"><text:p/></draw:line><draw:line text:anchor-type="paragraph" draw:z-index="48" draw:name="Shape1" draw:style-name="gr4" draw:text-style-name="P5" svg:x1="5.5256in" svg:y1="2.9512in" svg:x2="6.3366in" svg:y2="2.5339in"><text:p/></draw:line><draw:line text:anchor-type="paragraph" draw:z-index="17" draw:name="Shape1" draw:style-name="gr3" draw:text-style-name="P5" svg:x1="4.4154in" svg:y1="2.9512in" svg:x2="5.2264in" svg:y2="2.5339in"><text:p/></draw:line><draw:line text:anchor-type="paragraph" draw:z-index="18" draw:name="Shape1" draw:style-name="gr1" draw:text-style-name="P5" svg:x1="4.4154in" svg:y1="4.1717in" svg:x2="4.3917in" svg:y2="2.9516in"><text:p/></draw:line><draw:line text:anchor-type="paragraph" draw:z-index="19" draw:name="Shape1" draw:style-name="gr1" draw:text-style-name="P5" svg:x1="6.3602in" svg:y1="3.7539in" svg:x2="6.3366in" svg:y2="2.5339in"><text:p/></draw:line><draw:line text:anchor-type="paragraph" draw:z-index="20" draw:name="Shape1" draw:style-name="gr4" draw:text-style-name="P5" svg:x1="5.5492in" svg:y1="4.1717in" svg:x2="5.5256in" svg:y2="2.9516in"><text:p/></draw:line><draw:line text:anchor-type="paragraph" draw:z-index="47" draw:name="Shape1" draw:style-name="gr4" draw:text-style-name="P5" svg:x1="4.3917in" svg:y1="2.9516in" svg:x2="5.5256in" svg:y2="2.9516in"><text:p/></draw:line><draw:line text:anchor-type="paragraph" draw:z-index="21" draw:name="Shape1" draw:style-name="gr2" draw:text-style-name="P5" svg:x1="4.4154in" svg:y1="4.1717in" svg:x2="5.5492in" svg:y2="4.1717in"><text:p/></draw:line><draw:line text:anchor-type="paragraph" draw:z-index="22" draw:name="Shape1" draw:style-name="gr5" draw:text-style-name="P5" svg:x1="6.3366in" svg:y1="2.5339in" svg:x2="5.5811in" svg:y2="4.1382in"><text:p/></draw:line><draw:line text:anchor-type="paragraph" draw:z-index="23" draw:name="Shape1" draw:style-name="gr6" draw:text-style-name="P5" svg:x1="6.337in" svg:y1="2.5339in" svg:x2="4.3917in" svg:y2="2.9512in"><text:p/></draw:line><draw:line text:anchor-type="paragraph" draw:z-index="24" draw:name="Shape1" draw:style-name="gr5" draw:text-style-name="P5" svg:x1="2.2736in" svg:y1="2.6047in" svg:x2="1.4626in" svg:y2="4.2421in"><text:p/></draw:line><draw:line text:anchor-type="paragraph" draw:z-index="25" draw:name="Shape1" draw:style-name="gr1" draw:text-style-name="P5" svg:x1="2.2736in" svg:y1="3.8248in" svg:x2="2.2736in" svg:y2="2.6047in"><text:p/></draw:line><draw:line text:anchor-type="paragraph" draw:z-index="26" draw:name="Shape1" draw:style-name="gr2" draw:text-style-name="P5" svg:x1="2.2736in" svg:y1="2.6047in" svg:x2="3.4075in" svg:y2="2.6047in"><text:p/></draw:line><draw:line text:anchor-type="paragraph" draw:z-index="27" draw:name="Shape1" draw:style-name="gr2" draw:text-style-name="P5" svg:x1="2.2736in" svg:y1="3.8252in" svg:x2="3.4075in" svg:y2="3.8252in"><text:p/></draw:line><draw:line text:anchor-type="paragraph" draw:z-index="28" draw:name="Shape1" draw:style-name="gr3" draw:text-style-name="P5" svg:x1="1.4626in" svg:y1="4.2425in" svg:x2="2.2736in" svg:y2="3.8252in"><text:p/></draw:line><draw:line text:anchor-type="paragraph" draw:z-index="29" draw:name="Shape1" draw:style-name="gr3" draw:text-style-name="P5" svg:x1="2.5965in" svg:y1="4.2425in" svg:x2="3.4075in" svg:y2="3.8252in"><text:p/></draw:line><draw:line text:anchor-type="paragraph" draw:z-index="30" draw:name="Shape1" draw:style-name="gr4" draw:text-style-name="P5" svg:x1="1.4626in" svg:y1="3.022in" svg:x2="2.2736in" svg:y2="2.6047in"><text:p/></draw:line><draw:line text:anchor-type="paragraph" draw:z-index="31" draw:name="Shape1" draw:style-name="gr4" draw:text-style-name="P5" svg:x1="1.4626in" svg:y1="4.2421in" svg:x2="1.439in" svg:y2="3.022in"><text:p/></draw:line><draw:line text:anchor-type="paragraph" draw:z-index="32" draw:name="Shape1" draw:style-name="gr1" draw:text-style-name="P5" svg:x1="3.4075in" svg:y1="3.8248in" svg:x2="3.3839in" svg:y2="2.6047in"><text:p/></draw:line><draw:line text:anchor-type="paragraph" draw:z-index="33" draw:name="Shape1" draw:style-name="gr2" draw:text-style-name="P5" svg:x1="1.4626in" svg:y1="4.2425in" svg:x2="2.5965in" svg:y2="4.2425in"><text:p/></draw:line>This graph is cocyclic, <text:span text:style-name="T2">as shown by the following proof (choosing one arrow among those who meet):</text:span></text:p>
      <text:p text:style-name="P1"/>
      <text:p text:style-name="P1"><draw:line text:anchor-type="paragraph" draw:z-index="34" draw:name="Shape1" draw:style-name="gr1" draw:text-style-name="P5" svg:x1="5.1791in" svg:y1="1.3646in" svg:x2="5.1791in" svg:y2="0.1445in"><text:p/></draw:line><draw:line text:anchor-type="paragraph" draw:z-index="35" draw:name="Shape1" draw:style-name="gr2" draw:text-style-name="P5" svg:x1="5.1791in" svg:y1="0.1445in" svg:x2="6.313in" svg:y2="0.1445in"><text:p/></draw:line><draw:line text:anchor-type="paragraph" draw:z-index="38" draw:name="Shape1" draw:style-name="gr1" draw:text-style-name="P5" svg:x1="6.3134in" svg:y1="1.3646in" svg:x2="6.2898in" svg:y2="0.1445in"><text:p/></draw:line></text:p>
      <text:p text:style-name="P1"><draw:line text:anchor-type="paragraph" draw:z-index="36" draw:name="Shape1" draw:style-name="gr2" draw:text-style-name="P5" svg:x1="5.1791in" svg:y1="1.1728in" svg:x2="6.313in" svg:y2="1.1728in"><text:p/></draw:line><draw:line text:anchor-type="paragraph" draw:z-index="37" draw:name="Shape1" draw:style-name="gr4" draw:text-style-name="P5" svg:x1="4.3681in" svg:y1="1.5902in" svg:x2="5.1791in" svg:y2="1.1728in"><text:p/></draw:line><draw:line text:anchor-type="paragraph" draw:z-index="44" draw:name="Shape1" draw:style-name="gr6" draw:text-style-name="P5" svg:x1="6.2898in" svg:y1="1.1728in" svg:x2="4.3445in" svg:y2="1.5902in"><text:p/></draw:line><draw:line text:anchor-type="paragraph" draw:z-index="45" draw:name="Shape1" draw:style-name="gr4" draw:text-style-name="P5" svg:x1="5.502in" svg:y1="1.5902in" svg:x2="6.313in" svg:y2="1.1728in"><text:p/></draw:line><draw:line text:anchor-type="paragraph" draw:z-index="46" draw:name="Shape1" draw:style-name="gr4" draw:text-style-name="P5" svg:x1="4.3681in" svg:y1="1.5902in" svg:x2="5.502in" svg:y2="1.5902in"><text:p/></draw:line><draw:line text:anchor-type="paragraph" draw:z-index="39" draw:name="Shape1" draw:style-name="gr4" draw:text-style-name="P5" svg:x1="2.25in" svg:y1="1.2437in" svg:x2="2.25in" svg:y2="0.0236in"><text:p/></draw:line><draw:line text:anchor-type="paragraph" draw:z-index="40" draw:name="Shape1" draw:style-name="gr2" draw:text-style-name="P5" svg:x1="2.25in" svg:y1="0.0236in" svg:x2="3.3839in" svg:y2="0.0236in"><text:p/></draw:line><draw:line text:anchor-type="paragraph" draw:z-index="41" draw:name="Shape1" draw:style-name="gr4" draw:text-style-name="P5" svg:x1="2.25in" svg:y1="1.2437in" svg:x2="3.3839in" svg:y2="1.2437in"><text:p/></draw:line><draw:line text:anchor-type="paragraph" draw:z-index="42" draw:name="Shape1" draw:style-name="gr4" draw:text-style-name="P5" svg:x1="3.3839in" svg:y1="1.2437in" svg:x2="3.3602in" svg:y2="0.0236in"><text:p/></draw:line><draw:line text:anchor-type="paragraph" draw:z-index="43" draw:name="Shape1" draw:style-name="gr7" draw:text-style-name="P5" svg:x1="3.3602in" svg:y1="0.0236in" svg:x2="2.25in" svg:y2="1.2437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6:32:52.533406000</meta:creation-date>
    <dc:date>2020-03-27T17:16:52.585247000</dc:date>
    <meta:editing-duration>PT2M38S</meta:editing-duration>
    <meta:editing-cycles>1</meta:editing-cycles>
    <meta:document-statistic meta:table-count="0" meta:image-count="0" meta:object-count="0" meta:page-count="1" meta:paragraph-count="6" meta:word-count="55" meta:character-count="320" meta:non-whitespace-character-count="271"/>
    <meta:generator>LibreOffice/5.1.2.2$MacOSX_X86_64 LibreOffice_project/d3bf12ecb743fc0d20e0be0c58ca359301eb705f</meta:generator>
  </office:meta>
</office:document-meta>
</file>